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i>j</mi>
      </msub>
      <mfenced open="(" close=")">
        <mrow>
          <mfrac>
            <mrow>
              <mtext>d</mtext>
              <msub>
                <mi>W</mi>
                <mi>j</mi>
              </msub>
            </mrow>
            <mrow>
              <mtext>d</mtext>
              <msub>
                <mi>q</mi>
                <mi>j</mi>
              </msub>
            </mrow>
          </mfrac>
          <mi>,</mi>
          <msub>
            <mo stretchy="false">α</mo>
            <mn>1</mn>
          </msub>
          <mi>,</mi>
          <mo stretchy="false">…</mo>
          <mi>,</mi>
          <msub>
            <mo stretchy="false">α</mo>
            <mi>S</mi>
          </msub>
        </mrow>
      </mfenced>
      <mrow>
        <mi/>
        <mo stretchy="false">=</mo>
        <mi/>
      </mrow>
      <msub>
        <mo stretchy="false">α</mo>
        <mi>j</mi>
      </msub>
    </mrow>
    <annotation encoding="StarMath 5.0">H_j left ( {"d" W_j} over {"d" q_j} , %ialpha_1 , dotslow , %ialpha_S  right )  `=` %ialpha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01:49.099000000</meta:creation-date>
    <meta:generator>LibreOffice/4.1.4.2$Windows_x86 LibreOffice_project/0a0440ccc0227ad9829de5f46be37cfb6edcf72</meta:generator>
  </office:meta>
</office:document-meta>
</file>